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2_09:14:43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357025" calcext:value-type="float">
            <text:p>357025</text:p>
          </table:table-cell>
          <table:table-cell office:value-type="float" office:value="264216" calcext:value-type="float">
            <text:p>264216</text:p>
          </table:table-cell>
          <table:table-cell office:value-type="float" office:value="92809" calcext:value-type="float">
            <text:p>92809</text:p>
          </table:table-cell>
          <table:table-cell/>
          <table:table-cell office:value-type="float" office:value="211637" calcext:value-type="float">
            <text:p>211637</text:p>
          </table:table-cell>
          <table:table-cell office:value-type="float" office:value="160727" calcext:value-type="float">
            <text:p>160727</text:p>
          </table:table-cell>
          <table:table-cell office:value-type="float" office:value="50910" calcext:value-type="float">
            <text:p>50910</text:p>
          </table:table-cell>
          <table:table-cell/>
          <table:table-cell office:value-type="float" office:value="682071" calcext:value-type="float">
            <text:p>682071</text:p>
          </table:table-cell>
          <table:table-cell office:value-type="float" office:value="644547" calcext:value-type="float">
            <text:p>644547</text:p>
          </table:table-cell>
          <table:table-cell office:value-type="float" office:value="37524" calcext:value-type="float">
            <text:p>37524</text:p>
          </table:table-cell>
          <table:table-cell/>
          <table:table-cell table:formula="of:=[.M2]/([.E2]+[.I2]+[.M2])" office:value-type="percentage" office:value="0.207036961427476" calcext:value-type="percentage">
            <text:p>20.70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338863" calcext:value-type="float">
            <text:p>338863</text:p>
          </table:table-cell>
          <table:table-cell office:value-type="float" office:value="249156" calcext:value-type="float">
            <text:p>249156</text:p>
          </table:table-cell>
          <table:table-cell office:value-type="float" office:value="89707" calcext:value-type="float">
            <text:p>89707</text:p>
          </table:table-cell>
          <table:table-cell/>
          <table:table-cell office:value-type="float" office:value="238441" calcext:value-type="float">
            <text:p>238441</text:p>
          </table:table-cell>
          <table:table-cell office:value-type="float" office:value="184851" calcext:value-type="float">
            <text:p>184851</text:p>
          </table:table-cell>
          <table:table-cell office:value-type="float" office:value="53590" calcext:value-type="float">
            <text:p>53590</text:p>
          </table:table-cell>
          <table:table-cell/>
          <table:table-cell office:value-type="float" office:value="670480" calcext:value-type="float">
            <text:p>670480</text:p>
          </table:table-cell>
          <table:table-cell office:value-type="float" office:value="637278" calcext:value-type="float">
            <text:p>637278</text:p>
          </table:table-cell>
          <table:table-cell office:value-type="float" office:value="33202" calcext:value-type="float">
            <text:p>33202</text:p>
          </table:table-cell>
          <table:table-cell/>
          <table:table-cell table:formula="of:=[.M3]/([.E3]+[.I3]+[.M3])" office:value-type="percentage" office:value="0.188114380251446" calcext:value-type="percentage">
            <text:p>18.81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315914" calcext:value-type="float">
            <text:p>315914</text:p>
          </table:table-cell>
          <table:table-cell office:value-type="float" office:value="250744" calcext:value-type="float">
            <text:p>250744</text:p>
          </table:table-cell>
          <table:table-cell office:value-type="float" office:value="65170" calcext:value-type="float">
            <text:p>65170</text:p>
          </table:table-cell>
          <table:table-cell/>
          <table:table-cell office:value-type="float" office:value="196213" calcext:value-type="float">
            <text:p>196213</text:p>
          </table:table-cell>
          <table:table-cell office:value-type="float" office:value="142066" calcext:value-type="float">
            <text:p>142066</text:p>
          </table:table-cell>
          <table:table-cell office:value-type="float" office:value="54147" calcext:value-type="float">
            <text:p>54147</text:p>
          </table:table-cell>
          <table:table-cell/>
          <table:table-cell office:value-type="float" office:value="698216" calcext:value-type="float">
            <text:p>698216</text:p>
          </table:table-cell>
          <table:table-cell office:value-type="float" office:value="660995" calcext:value-type="float">
            <text:p>660995</text:p>
          </table:table-cell>
          <table:table-cell office:value-type="float" office:value="37221" calcext:value-type="float">
            <text:p>37221</text:p>
          </table:table-cell>
          <table:table-cell/>
          <table:table-cell table:formula="of:=[.M4]/([.E4]+[.I4]+[.M4])" office:value-type="percentage" office:value="0.237776131035276" calcext:value-type="percentage">
            <text:p>23.78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337712" calcext:value-type="float">
            <text:p>337712</text:p>
          </table:table-cell>
          <table:table-cell office:value-type="float" office:value="250619" calcext:value-type="float">
            <text:p>250619</text:p>
          </table:table-cell>
          <table:table-cell office:value-type="float" office:value="87093" calcext:value-type="float">
            <text:p>87093</text:p>
          </table:table-cell>
          <table:table-cell/>
          <table:table-cell office:value-type="float" office:value="239151" calcext:value-type="float">
            <text:p>239151</text:p>
          </table:table-cell>
          <table:table-cell office:value-type="float" office:value="183772" calcext:value-type="float">
            <text:p>183772</text:p>
          </table:table-cell>
          <table:table-cell office:value-type="float" office:value="55379" calcext:value-type="float">
            <text:p>55379</text:p>
          </table:table-cell>
          <table:table-cell/>
          <table:table-cell office:value-type="float" office:value="675328" calcext:value-type="float">
            <text:p>675328</text:p>
          </table:table-cell>
          <table:table-cell office:value-type="float" office:value="641937" calcext:value-type="float">
            <text:p>641937</text:p>
          </table:table-cell>
          <table:table-cell office:value-type="float" office:value="33391" calcext:value-type="float">
            <text:p>33391</text:p>
          </table:table-cell>
          <table:table-cell/>
          <table:table-cell table:formula="of:=[.M5]/([.E5]+[.I5]+[.M5])" office:value-type="percentage" office:value="0.189869386965991" calcext:value-type="percentage">
            <text:p>18.99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364819" calcext:value-type="float">
            <text:p>364819</text:p>
          </table:table-cell>
          <table:table-cell office:value-type="float" office:value="269175" calcext:value-type="float">
            <text:p>269175</text:p>
          </table:table-cell>
          <table:table-cell office:value-type="float" office:value="95644" calcext:value-type="float">
            <text:p>95644</text:p>
          </table:table-cell>
          <table:table-cell/>
          <table:table-cell office:value-type="float" office:value="218584" calcext:value-type="float">
            <text:p>218584</text:p>
          </table:table-cell>
          <table:table-cell office:value-type="float" office:value="167655" calcext:value-type="float">
            <text:p>167655</text:p>
          </table:table-cell>
          <table:table-cell office:value-type="float" office:value="50929" calcext:value-type="float">
            <text:p>50929</text:p>
          </table:table-cell>
          <table:table-cell/>
          <table:table-cell office:value-type="float" office:value="674373" calcext:value-type="float">
            <text:p>674373</text:p>
          </table:table-cell>
          <table:table-cell office:value-type="float" office:value="641303" calcext:value-type="float">
            <text:p>641303</text:p>
          </table:table-cell>
          <table:table-cell office:value-type="float" office:value="33070" calcext:value-type="float">
            <text:p>33070</text:p>
          </table:table-cell>
          <table:table-cell/>
          <table:table-cell table:formula="of:=[.M6]/([.E6]+[.I6]+[.M6])" office:value-type="percentage" office:value="0.184087328757591" calcext:value-type="percentage">
            <text:p>18.41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342316" calcext:value-type="float">
            <text:p>342316</text:p>
          </table:table-cell>
          <table:table-cell office:value-type="float" office:value="264805" calcext:value-type="float">
            <text:p>264805</text:p>
          </table:table-cell>
          <table:table-cell office:value-type="float" office:value="77511" calcext:value-type="float">
            <text:p>77511</text:p>
          </table:table-cell>
          <table:table-cell/>
          <table:table-cell office:value-type="float" office:value="186243" calcext:value-type="float">
            <text:p>186243</text:p>
          </table:table-cell>
          <table:table-cell office:value-type="float" office:value="142885" calcext:value-type="float">
            <text:p>142885</text:p>
          </table:table-cell>
          <table:table-cell office:value-type="float" office:value="43358" calcext:value-type="float">
            <text:p>43358</text:p>
          </table:table-cell>
          <table:table-cell/>
          <table:table-cell office:value-type="float" office:value="694942" calcext:value-type="float">
            <text:p>694942</text:p>
          </table:table-cell>
          <table:table-cell office:value-type="float" office:value="655063" calcext:value-type="float">
            <text:p>655063</text:p>
          </table:table-cell>
          <table:table-cell office:value-type="float" office:value="39879" calcext:value-type="float">
            <text:p>39879</text:p>
          </table:table-cell>
          <table:table-cell/>
          <table:table-cell table:formula="of:=[.M7]/([.E7]+[.I7]+[.M7])" office:value-type="percentage" office:value="0.248083957498694" calcext:value-type="percentage">
            <text:p>24.81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315496" calcext:value-type="float">
            <text:p>315496</text:p>
          </table:table-cell>
          <table:table-cell office:value-type="float" office:value="241942" calcext:value-type="float">
            <text:p>241942</text:p>
          </table:table-cell>
          <table:table-cell office:value-type="float" office:value="73554" calcext:value-type="float">
            <text:p>73554</text:p>
          </table:table-cell>
          <table:table-cell/>
          <table:table-cell office:value-type="float" office:value="173430" calcext:value-type="float">
            <text:p>173430</text:p>
          </table:table-cell>
          <table:table-cell office:value-type="float" office:value="130920" calcext:value-type="float">
            <text:p>130920</text:p>
          </table:table-cell>
          <table:table-cell office:value-type="float" office:value="42510" calcext:value-type="float">
            <text:p>42510</text:p>
          </table:table-cell>
          <table:table-cell/>
          <table:table-cell office:value-type="float" office:value="693738" calcext:value-type="float">
            <text:p>693738</text:p>
          </table:table-cell>
          <table:table-cell office:value-type="float" office:value="653531" calcext:value-type="float">
            <text:p>653531</text:p>
          </table:table-cell>
          <table:table-cell office:value-type="float" office:value="40207" calcext:value-type="float">
            <text:p>40207</text:p>
          </table:table-cell>
          <table:table-cell/>
          <table:table-cell table:formula="of:=[.M8]/([.E8]+[.I8]+[.M8])" office:value-type="percentage" office:value="0.257290220194406" calcext:value-type="percentage">
            <text:p>25.73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325986" calcext:value-type="float">
            <text:p>325986</text:p>
          </table:table-cell>
          <table:table-cell office:value-type="float" office:value="241476" calcext:value-type="float">
            <text:p>241476</text:p>
          </table:table-cell>
          <table:table-cell office:value-type="float" office:value="84510" calcext:value-type="float">
            <text:p>84510</text:p>
          </table:table-cell>
          <table:table-cell/>
          <table:table-cell office:value-type="float" office:value="212456" calcext:value-type="float">
            <text:p>212456</text:p>
          </table:table-cell>
          <table:table-cell office:value-type="float" office:value="159599" calcext:value-type="float">
            <text:p>159599</text:p>
          </table:table-cell>
          <table:table-cell office:value-type="float" office:value="52857" calcext:value-type="float">
            <text:p>52857</text:p>
          </table:table-cell>
          <table:table-cell/>
          <table:table-cell office:value-type="float" office:value="691305" calcext:value-type="float">
            <text:p>691305</text:p>
          </table:table-cell>
          <table:table-cell office:value-type="float" office:value="653310" calcext:value-type="float">
            <text:p>653310</text:p>
          </table:table-cell>
          <table:table-cell office:value-type="float" office:value="37995" calcext:value-type="float">
            <text:p>37995</text:p>
          </table:table-cell>
          <table:table-cell/>
          <table:table-cell table:formula="of:=[.M9]/([.E9]+[.I9]+[.M9])" office:value-type="percentage" office:value="0.216666096417696" calcext:value-type="percentage">
            <text:p>21.67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349349" calcext:value-type="float">
            <text:p>349349</text:p>
          </table:table-cell>
          <table:table-cell office:value-type="float" office:value="266082" calcext:value-type="float">
            <text:p>266082</text:p>
          </table:table-cell>
          <table:table-cell office:value-type="float" office:value="83267" calcext:value-type="float">
            <text:p>83267</text:p>
          </table:table-cell>
          <table:table-cell/>
          <table:table-cell office:value-type="float" office:value="182608" calcext:value-type="float">
            <text:p>182608</text:p>
          </table:table-cell>
          <table:table-cell office:value-type="float" office:value="137340" calcext:value-type="float">
            <text:p>137340</text:p>
          </table:table-cell>
          <table:table-cell office:value-type="float" office:value="45268" calcext:value-type="float">
            <text:p>45268</text:p>
          </table:table-cell>
          <table:table-cell/>
          <table:table-cell office:value-type="float" office:value="699349" calcext:value-type="float">
            <text:p>699349</text:p>
          </table:table-cell>
          <table:table-cell office:value-type="float" office:value="660252" calcext:value-type="float">
            <text:p>660252</text:p>
          </table:table-cell>
          <table:table-cell office:value-type="float" office:value="39097" calcext:value-type="float">
            <text:p>39097</text:p>
          </table:table-cell>
          <table:table-cell/>
          <table:table-cell table:formula="of:=[.M10]/([.E10]+[.I10]+[.M10])" office:value-type="percentage" office:value="0.233231125322134" calcext:value-type="percentage">
            <text:p>23.32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356597" calcext:value-type="float">
            <text:p>356597</text:p>
          </table:table-cell>
          <table:table-cell office:value-type="float" office:value="261423" calcext:value-type="float">
            <text:p>261423</text:p>
          </table:table-cell>
          <table:table-cell office:value-type="float" office:value="95174" calcext:value-type="float">
            <text:p>95174</text:p>
          </table:table-cell>
          <table:table-cell/>
          <table:table-cell office:value-type="float" office:value="209633" calcext:value-type="float">
            <text:p>209633</text:p>
          </table:table-cell>
          <table:table-cell office:value-type="float" office:value="153807" calcext:value-type="float">
            <text:p>153807</text:p>
          </table:table-cell>
          <table:table-cell office:value-type="float" office:value="55826" calcext:value-type="float">
            <text:p>55826</text:p>
          </table:table-cell>
          <table:table-cell/>
          <table:table-cell office:value-type="float" office:value="682636" calcext:value-type="float">
            <text:p>682636</text:p>
          </table:table-cell>
          <table:table-cell office:value-type="float" office:value="646520" calcext:value-type="float">
            <text:p>646520</text:p>
          </table:table-cell>
          <table:table-cell office:value-type="float" office:value="36116" calcext:value-type="float">
            <text:p>36116</text:p>
          </table:table-cell>
          <table:table-cell/>
          <table:table-cell table:formula="of:=[.M11]/([.E11]+[.I11]+[.M11])" office:value-type="percentage" office:value="0.193013959255221" calcext:value-type="percentage">
            <text:p>19.30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260131" calcext:value-type="float">
            <text:p>260131</text:p>
          </table:table-cell>
          <table:table-cell office:value-type="float" office:value="203306" calcext:value-type="float">
            <text:p>203306</text:p>
          </table:table-cell>
          <table:table-cell office:value-type="float" office:value="56825" calcext:value-type="float">
            <text:p>56825</text:p>
          </table:table-cell>
          <table:table-cell/>
          <table:table-cell office:value-type="float" office:value="186850" calcext:value-type="float">
            <text:p>186850</text:p>
          </table:table-cell>
          <table:table-cell office:value-type="float" office:value="138701" calcext:value-type="float">
            <text:p>138701</text:p>
          </table:table-cell>
          <table:table-cell office:value-type="float" office:value="48149" calcext:value-type="float">
            <text:p>48149</text:p>
          </table:table-cell>
          <table:table-cell/>
          <table:table-cell office:value-type="float" office:value="705666" calcext:value-type="float">
            <text:p>705666</text:p>
          </table:table-cell>
          <table:table-cell office:value-type="float" office:value="666941" calcext:value-type="float">
            <text:p>666941</text:p>
          </table:table-cell>
          <table:table-cell office:value-type="float" office:value="38725" calcext:value-type="float">
            <text:p>38725</text:p>
          </table:table-cell>
          <table:table-cell/>
          <table:table-cell table:formula="of:=[.M12]/([.E12]+[.I12]+[.M12])" office:value-type="percentage" office:value="0.269486913618049" calcext:value-type="percentage">
            <text:p>26.95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355693" calcext:value-type="float">
            <text:p>355693</text:p>
          </table:table-cell>
          <table:table-cell office:value-type="float" office:value="270007" calcext:value-type="float">
            <text:p>270007</text:p>
          </table:table-cell>
          <table:table-cell office:value-type="float" office:value="85686" calcext:value-type="float">
            <text:p>85686</text:p>
          </table:table-cell>
          <table:table-cell/>
          <table:table-cell office:value-type="float" office:value="193718" calcext:value-type="float">
            <text:p>193718</text:p>
          </table:table-cell>
          <table:table-cell office:value-type="float" office:value="144890" calcext:value-type="float">
            <text:p>144890</text:p>
          </table:table-cell>
          <table:table-cell office:value-type="float" office:value="48828" calcext:value-type="float">
            <text:p>48828</text:p>
          </table:table-cell>
          <table:table-cell/>
          <table:table-cell office:value-type="float" office:value="687435" calcext:value-type="float">
            <text:p>687435</text:p>
          </table:table-cell>
          <table:table-cell office:value-type="float" office:value="649366" calcext:value-type="float">
            <text:p>649366</text:p>
          </table:table-cell>
          <table:table-cell office:value-type="float" office:value="38069" calcext:value-type="float">
            <text:p>38069</text:p>
          </table:table-cell>
          <table:table-cell/>
          <table:table-cell table:formula="of:=[.M13]/([.E13]+[.I13]+[.M13])" office:value-type="percentage" office:value="0.220583719138038" calcext:value-type="percentage">
            <text:p>22.06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371347" calcext:value-type="float">
            <text:p>371347</text:p>
          </table:table-cell>
          <table:table-cell office:value-type="float" office:value="274992" calcext:value-type="float">
            <text:p>274992</text:p>
          </table:table-cell>
          <table:table-cell office:value-type="float" office:value="96355" calcext:value-type="float">
            <text:p>96355</text:p>
          </table:table-cell>
          <table:table-cell/>
          <table:table-cell office:value-type="float" office:value="191376" calcext:value-type="float">
            <text:p>191376</text:p>
          </table:table-cell>
          <table:table-cell office:value-type="float" office:value="144266" calcext:value-type="float">
            <text:p>144266</text:p>
          </table:table-cell>
          <table:table-cell office:value-type="float" office:value="47110" calcext:value-type="float">
            <text:p>47110</text:p>
          </table:table-cell>
          <table:table-cell/>
          <table:table-cell office:value-type="float" office:value="683514" calcext:value-type="float">
            <text:p>683514</text:p>
          </table:table-cell>
          <table:table-cell office:value-type="float" office:value="646349" calcext:value-type="float">
            <text:p>646349</text:p>
          </table:table-cell>
          <table:table-cell office:value-type="float" office:value="37165" calcext:value-type="float">
            <text:p>37165</text:p>
          </table:table-cell>
          <table:table-cell/>
          <table:table-cell table:formula="of:=[.M14]/([.E14]+[.I14]+[.M14])" office:value-type="percentage" office:value="0.205752089907546" calcext:value-type="percentage">
            <text:p>20.58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263152" calcext:value-type="float">
            <text:p>263152</text:p>
          </table:table-cell>
          <table:table-cell office:value-type="float" office:value="204959" calcext:value-type="float">
            <text:p>204959</text:p>
          </table:table-cell>
          <table:table-cell office:value-type="float" office:value="58193" calcext:value-type="float">
            <text:p>58193</text:p>
          </table:table-cell>
          <table:table-cell/>
          <table:table-cell office:value-type="float" office:value="214797" calcext:value-type="float">
            <text:p>214797</text:p>
          </table:table-cell>
          <table:table-cell office:value-type="float" office:value="153437" calcext:value-type="float">
            <text:p>153437</text:p>
          </table:table-cell>
          <table:table-cell office:value-type="float" office:value="61360" calcext:value-type="float">
            <text:p>61360</text:p>
          </table:table-cell>
          <table:table-cell/>
          <table:table-cell office:value-type="float" office:value="705770" calcext:value-type="float">
            <text:p>705770</text:p>
          </table:table-cell>
          <table:table-cell office:value-type="float" office:value="666316" calcext:value-type="float">
            <text:p>666316</text:p>
          </table:table-cell>
          <table:table-cell office:value-type="float" office:value="39454" calcext:value-type="float">
            <text:p>39454</text:p>
          </table:table-cell>
          <table:table-cell/>
          <table:table-cell table:formula="of:=[.M15]/([.E15]+[.I15]+[.M15])" office:value-type="percentage" office:value="0.248127440930273" calcext:value-type="percentage">
            <text:p>24.81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317619" calcext:value-type="float">
            <text:p>317619</text:p>
          </table:table-cell>
          <table:table-cell office:value-type="float" office:value="234686" calcext:value-type="float">
            <text:p>234686</text:p>
          </table:table-cell>
          <table:table-cell office:value-type="float" office:value="82933" calcext:value-type="float">
            <text:p>82933</text:p>
          </table:table-cell>
          <table:table-cell/>
          <table:table-cell office:value-type="float" office:value="258839" calcext:value-type="float">
            <text:p>258839</text:p>
          </table:table-cell>
          <table:table-cell office:value-type="float" office:value="198762" calcext:value-type="float">
            <text:p>198762</text:p>
          </table:table-cell>
          <table:table-cell office:value-type="float" office:value="60077" calcext:value-type="float">
            <text:p>60077</text:p>
          </table:table-cell>
          <table:table-cell/>
          <table:table-cell office:value-type="float" office:value="672627" calcext:value-type="float">
            <text:p>672627</text:p>
          </table:table-cell>
          <table:table-cell office:value-type="float" office:value="639125" calcext:value-type="float">
            <text:p>639125</text:p>
          </table:table-cell>
          <table:table-cell office:value-type="float" office:value="33502" calcext:value-type="float">
            <text:p>33502</text:p>
          </table:table-cell>
          <table:table-cell/>
          <table:table-cell table:formula="of:=[.M16]/([.E16]+[.I16]+[.M16])" office:value-type="percentage" office:value="0.189800126903553" calcext:value-type="percentage">
            <text:p>18.98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319545" calcext:value-type="float">
            <text:p>319545</text:p>
          </table:table-cell>
          <table:table-cell office:value-type="float" office:value="232443" calcext:value-type="float">
            <text:p>232443</text:p>
          </table:table-cell>
          <table:table-cell office:value-type="float" office:value="87102" calcext:value-type="float">
            <text:p>87102</text:p>
          </table:table-cell>
          <table:table-cell/>
          <table:table-cell office:value-type="float" office:value="252578" calcext:value-type="float">
            <text:p>252578</text:p>
          </table:table-cell>
          <table:table-cell office:value-type="float" office:value="194339" calcext:value-type="float">
            <text:p>194339</text:p>
          </table:table-cell>
          <table:table-cell office:value-type="float" office:value="58239" calcext:value-type="float">
            <text:p>58239</text:p>
          </table:table-cell>
          <table:table-cell/>
          <table:table-cell office:value-type="float" office:value="673989" calcext:value-type="float">
            <text:p>673989</text:p>
          </table:table-cell>
          <table:table-cell office:value-type="float" office:value="641368" calcext:value-type="float">
            <text:p>641368</text:p>
          </table:table-cell>
          <table:table-cell office:value-type="float" office:value="32621" calcext:value-type="float">
            <text:p>32621</text:p>
          </table:table-cell>
          <table:table-cell/>
          <table:table-cell table:formula="of:=[.M17]/([.E17]+[.I17]+[.M17])" office:value-type="percentage" office:value="0.183303177082748" calcext:value-type="percentage">
            <text:p>18.33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343800" calcext:value-type="float">
            <text:p>343800</text:p>
          </table:table-cell>
          <table:table-cell office:value-type="float" office:value="258709" calcext:value-type="float">
            <text:p>258709</text:p>
          </table:table-cell>
          <table:table-cell office:value-type="float" office:value="85091" calcext:value-type="float">
            <text:p>85091</text:p>
          </table:table-cell>
          <table:table-cell/>
          <table:table-cell office:value-type="float" office:value="225398" calcext:value-type="float">
            <text:p>225398</text:p>
          </table:table-cell>
          <table:table-cell office:value-type="float" office:value="174270" calcext:value-type="float">
            <text:p>174270</text:p>
          </table:table-cell>
          <table:table-cell office:value-type="float" office:value="51128" calcext:value-type="float">
            <text:p>51128</text:p>
          </table:table-cell>
          <table:table-cell/>
          <table:table-cell office:value-type="float" office:value="675041" calcext:value-type="float">
            <text:p>675041</text:p>
          </table:table-cell>
          <table:table-cell office:value-type="float" office:value="641238" calcext:value-type="float">
            <text:p>641238</text:p>
          </table:table-cell>
          <table:table-cell office:value-type="float" office:value="33803" calcext:value-type="float">
            <text:p>33803</text:p>
          </table:table-cell>
          <table:table-cell/>
          <table:table-cell table:formula="of:=[.M18]/([.E18]+[.I18]+[.M18])" office:value-type="percentage" office:value="0.198815447412688" calcext:value-type="percentage">
            <text:p>19.88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09739" calcext:value-type="float">
            <text:p>109739</text:p>
          </table:table-cell>
          <table:table-cell office:value-type="float" office:value="27417" calcext:value-type="float">
            <text:p>27417</text:p>
          </table:table-cell>
          <table:table-cell office:value-type="float" office:value="82322" calcext:value-type="float">
            <text:p>82322</text:p>
          </table:table-cell>
          <table:table-cell/>
          <table:table-cell office:value-type="float" office:value="70018" calcext:value-type="float">
            <text:p>70018</text:p>
          </table:table-cell>
          <table:table-cell office:value-type="float" office:value="9650" calcext:value-type="float">
            <text:p>9650</text:p>
          </table:table-cell>
          <table:table-cell office:value-type="float" office:value="60368" calcext:value-type="float">
            <text:p>60368</text:p>
          </table:table-cell>
          <table:table-cell/>
          <table:table-cell office:value-type="float" office:value="34253" calcext:value-type="float">
            <text:p>34253</text:p>
          </table:table-cell>
          <table:table-cell office:value-type="float" office:value="1099" calcext:value-type="float">
            <text:p>1099</text:p>
          </table:table-cell>
          <table:table-cell office:value-type="float" office:value="33154" calcext:value-type="float">
            <text:p>33154</text:p>
          </table:table-cell>
          <table:table-cell/>
          <table:table-cell table:formula="of:=[.M19]/([.E19]+[.I19]+[.M19])" office:value-type="percentage" office:value="0.188542116876322" calcext:value-type="percentage">
            <text:p>18.85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331015" calcext:value-type="float">
            <text:p>331015</text:p>
          </table:table-cell>
          <table:table-cell office:value-type="float" office:value="244138" calcext:value-type="float">
            <text:p>244138</text:p>
          </table:table-cell>
          <table:table-cell office:value-type="float" office:value="86877" calcext:value-type="float">
            <text:p>86877</text:p>
          </table:table-cell>
          <table:table-cell/>
          <table:table-cell office:value-type="float" office:value="254718" calcext:value-type="float">
            <text:p>254718</text:p>
          </table:table-cell>
          <table:table-cell office:value-type="float" office:value="196884" calcext:value-type="float">
            <text:p>196884</text:p>
          </table:table-cell>
          <table:table-cell office:value-type="float" office:value="57834" calcext:value-type="float">
            <text:p>57834</text:p>
          </table:table-cell>
          <table:table-cell/>
          <table:table-cell office:value-type="float" office:value="667655" calcext:value-type="float">
            <text:p>667655</text:p>
          </table:table-cell>
          <table:table-cell office:value-type="float" office:value="635229" calcext:value-type="float">
            <text:p>635229</text:p>
          </table:table-cell>
          <table:table-cell office:value-type="float" office:value="32426" calcext:value-type="float">
            <text:p>32426</text:p>
          </table:table-cell>
          <table:table-cell/>
          <table:table-cell table:formula="of:=[.M20]/([.E20]+[.I20]+[.M20])" office:value-type="percentage" office:value="0.183056052659806" calcext:value-type="percentage">
            <text:p>18.31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321792" calcext:value-type="float">
            <text:p>321792</text:p>
          </table:table-cell>
          <table:table-cell office:value-type="float" office:value="234319" calcext:value-type="float">
            <text:p>234319</text:p>
          </table:table-cell>
          <table:table-cell office:value-type="float" office:value="87473" calcext:value-type="float">
            <text:p>87473</text:p>
          </table:table-cell>
          <table:table-cell/>
          <table:table-cell office:value-type="float" office:value="251641" calcext:value-type="float">
            <text:p>251641</text:p>
          </table:table-cell>
          <table:table-cell office:value-type="float" office:value="195977" calcext:value-type="float">
            <text:p>195977</text:p>
          </table:table-cell>
          <table:table-cell office:value-type="float" office:value="55664" calcext:value-type="float">
            <text:p>55664</text:p>
          </table:table-cell>
          <table:table-cell/>
          <table:table-cell office:value-type="float" office:value="667336" calcext:value-type="float">
            <text:p>667336</text:p>
          </table:table-cell>
          <table:table-cell office:value-type="float" office:value="634133" calcext:value-type="float">
            <text:p>634133</text:p>
          </table:table-cell>
          <table:table-cell office:value-type="float" office:value="33203" calcext:value-type="float">
            <text:p>33203</text:p>
          </table:table-cell>
          <table:table-cell/>
          <table:table-cell table:formula="of:=[.M21]/([.E21]+[.I21]+[.M21])" office:value-type="percentage" office:value="0.188289667687422" calcext:value-type="percentage">
            <text:p>18.83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347182" calcext:value-type="float">
            <text:p>347182</text:p>
          </table:table-cell>
          <table:table-cell office:value-type="float" office:value="258593" calcext:value-type="float">
            <text:p>258593</text:p>
          </table:table-cell>
          <table:table-cell office:value-type="float" office:value="88589" calcext:value-type="float">
            <text:p>88589</text:p>
          </table:table-cell>
          <table:table-cell/>
          <table:table-cell office:value-type="float" office:value="221830" calcext:value-type="float">
            <text:p>221830</text:p>
          </table:table-cell>
          <table:table-cell office:value-type="float" office:value="170049" calcext:value-type="float">
            <text:p>170049</text:p>
          </table:table-cell>
          <table:table-cell office:value-type="float" office:value="51781" calcext:value-type="float">
            <text:p>51781</text:p>
          </table:table-cell>
          <table:table-cell/>
          <table:table-cell office:value-type="float" office:value="669051" calcext:value-type="float">
            <text:p>669051</text:p>
          </table:table-cell>
          <table:table-cell office:value-type="float" office:value="635928" calcext:value-type="float">
            <text:p>635928</text:p>
          </table:table-cell>
          <table:table-cell office:value-type="float" office:value="33123" calcext:value-type="float">
            <text:p>33123</text:p>
          </table:table-cell>
          <table:table-cell/>
          <table:table-cell table:formula="of:=[.M22]/([.E22]+[.I22]+[.M22])" office:value-type="percentage" office:value="0.190918365582473" calcext:value-type="percentage">
            <text:p>19.09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266930" calcext:value-type="float">
            <text:p>266930</text:p>
          </table:table-cell>
          <table:table-cell office:value-type="float" office:value="213653" calcext:value-type="float">
            <text:p>213653</text:p>
          </table:table-cell>
          <table:table-cell office:value-type="float" office:value="53277" calcext:value-type="float">
            <text:p>53277</text:p>
          </table:table-cell>
          <table:table-cell/>
          <table:table-cell office:value-type="float" office:value="145720" calcext:value-type="float">
            <text:p>145720</text:p>
          </table:table-cell>
          <table:table-cell office:value-type="float" office:value="108257" calcext:value-type="float">
            <text:p>108257</text:p>
          </table:table-cell>
          <table:table-cell office:value-type="float" office:value="37463" calcext:value-type="float">
            <text:p>37463</text:p>
          </table:table-cell>
          <table:table-cell/>
          <table:table-cell office:value-type="float" office:value="719442" calcext:value-type="float">
            <text:p>719442</text:p>
          </table:table-cell>
          <table:table-cell office:value-type="float" office:value="677117" calcext:value-type="float">
            <text:p>677117</text:p>
          </table:table-cell>
          <table:table-cell office:value-type="float" office:value="42325" calcext:value-type="float">
            <text:p>42325</text:p>
          </table:table-cell>
          <table:table-cell/>
          <table:table-cell table:formula="of:=[.M23]/([.E23]+[.I23]+[.M23])" office:value-type="percentage" office:value="0.318077631232856" calcext:value-type="percentage">
            <text:p>31.81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319330" calcext:value-type="float">
            <text:p>319330</text:p>
          </table:table-cell>
          <table:table-cell office:value-type="float" office:value="248953" calcext:value-type="float">
            <text:p>248953</text:p>
          </table:table-cell>
          <table:table-cell office:value-type="float" office:value="70377" calcext:value-type="float">
            <text:p>70377</text:p>
          </table:table-cell>
          <table:table-cell/>
          <table:table-cell office:value-type="float" office:value="211583" calcext:value-type="float">
            <text:p>211583</text:p>
          </table:table-cell>
          <table:table-cell office:value-type="float" office:value="172538" calcext:value-type="float">
            <text:p>172538</text:p>
          </table:table-cell>
          <table:table-cell office:value-type="float" office:value="39045" calcext:value-type="float">
            <text:p>39045</text:p>
          </table:table-cell>
          <table:table-cell/>
          <table:table-cell office:value-type="float" office:value="661586" calcext:value-type="float">
            <text:p>661586</text:p>
          </table:table-cell>
          <table:table-cell office:value-type="float" office:value="637673" calcext:value-type="float">
            <text:p>637673</text:p>
          </table:table-cell>
          <table:table-cell office:value-type="float" office:value="23913" calcext:value-type="float">
            <text:p>23913</text:p>
          </table:table-cell>
          <table:table-cell/>
          <table:table-cell table:formula="of:=[.M24]/([.E24]+[.I24]+[.M24])" office:value-type="percentage" office:value="0.179345258184273" calcext:value-type="percentage">
            <text:p>17.93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310470" calcext:value-type="float">
            <text:p>310470</text:p>
          </table:table-cell>
          <table:table-cell office:value-type="float" office:value="226839" calcext:value-type="float">
            <text:p>226839</text:p>
          </table:table-cell>
          <table:table-cell office:value-type="float" office:value="83631" calcext:value-type="float">
            <text:p>83631</text:p>
          </table:table-cell>
          <table:table-cell/>
          <table:table-cell office:value-type="float" office:value="260903" calcext:value-type="float">
            <text:p>260903</text:p>
          </table:table-cell>
          <table:table-cell office:value-type="float" office:value="201662" calcext:value-type="float">
            <text:p>201662</text:p>
          </table:table-cell>
          <table:table-cell office:value-type="float" office:value="59241" calcext:value-type="float">
            <text:p>59241</text:p>
          </table:table-cell>
          <table:table-cell/>
          <table:table-cell office:value-type="float" office:value="669912" calcext:value-type="float">
            <text:p>669912</text:p>
          </table:table-cell>
          <table:table-cell office:value-type="float" office:value="637008" calcext:value-type="float">
            <text:p>637008</text:p>
          </table:table-cell>
          <table:table-cell office:value-type="float" office:value="32904" calcext:value-type="float">
            <text:p>32904</text:p>
          </table:table-cell>
          <table:table-cell/>
          <table:table-cell table:formula="of:=[.M25]/([.E25]+[.I25]+[.M25])" office:value-type="percentage" office:value="0.187192790824686" calcext:value-type="percentage">
            <text:p>18.72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376619" calcext:value-type="float">
            <text:p>376619</text:p>
          </table:table-cell>
          <table:table-cell office:value-type="float" office:value="280610" calcext:value-type="float">
            <text:p>280610</text:p>
          </table:table-cell>
          <table:table-cell office:value-type="float" office:value="96009" calcext:value-type="float">
            <text:p>96009</text:p>
          </table:table-cell>
          <table:table-cell/>
          <table:table-cell office:value-type="float" office:value="201051" calcext:value-type="float">
            <text:p>201051</text:p>
          </table:table-cell>
          <table:table-cell office:value-type="float" office:value="152297" calcext:value-type="float">
            <text:p>152297</text:p>
          </table:table-cell>
          <table:table-cell office:value-type="float" office:value="48754" calcext:value-type="float">
            <text:p>48754</text:p>
          </table:table-cell>
          <table:table-cell/>
          <table:table-cell office:value-type="float" office:value="669620" calcext:value-type="float">
            <text:p>669620</text:p>
          </table:table-cell>
          <table:table-cell office:value-type="float" office:value="636146" calcext:value-type="float">
            <text:p>636146</text:p>
          </table:table-cell>
          <table:table-cell office:value-type="float" office:value="33474" calcext:value-type="float">
            <text:p>33474</text:p>
          </table:table-cell>
          <table:table-cell/>
          <table:table-cell table:formula="of:=[.M26]/([.E26]+[.I26]+[.M26])" office:value-type="percentage" office:value="0.187806123307731" calcext:value-type="percentage">
            <text:p>18.78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344136" calcext:value-type="float">
            <text:p>344136</text:p>
          </table:table-cell>
          <table:table-cell office:value-type="float" office:value="248919" calcext:value-type="float">
            <text:p>248919</text:p>
          </table:table-cell>
          <table:table-cell office:value-type="float" office:value="95217" calcext:value-type="float">
            <text:p>95217</text:p>
          </table:table-cell>
          <table:table-cell/>
          <table:table-cell office:value-type="float" office:value="229590" calcext:value-type="float">
            <text:p>229590</text:p>
          </table:table-cell>
          <table:table-cell office:value-type="float" office:value="172339" calcext:value-type="float">
            <text:p>172339</text:p>
          </table:table-cell>
          <table:table-cell office:value-type="float" office:value="57251" calcext:value-type="float">
            <text:p>57251</text:p>
          </table:table-cell>
          <table:table-cell/>
          <table:table-cell office:value-type="float" office:value="681080" calcext:value-type="float">
            <text:p>681080</text:p>
          </table:table-cell>
          <table:table-cell office:value-type="float" office:value="645097" calcext:value-type="float">
            <text:p>645097</text:p>
          </table:table-cell>
          <table:table-cell office:value-type="float" office:value="35983" calcext:value-type="float">
            <text:p>35983</text:p>
          </table:table-cell>
          <table:table-cell/>
          <table:table-cell table:formula="of:=[.M27]/([.E27]+[.I27]+[.M27])" office:value-type="percentage" office:value="0.190940881183968" calcext:value-type="percentage">
            <text:p>19.09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302197" calcext:value-type="float">
            <text:p>302197</text:p>
          </table:table-cell>
          <table:table-cell office:value-type="float" office:value="235142" calcext:value-type="float">
            <text:p>235142</text:p>
          </table:table-cell>
          <table:table-cell office:value-type="float" office:value="67055" calcext:value-type="float">
            <text:p>67055</text:p>
          </table:table-cell>
          <table:table-cell/>
          <table:table-cell office:value-type="float" office:value="178898" calcext:value-type="float">
            <text:p>178898</text:p>
          </table:table-cell>
          <table:table-cell office:value-type="float" office:value="131072" calcext:value-type="float">
            <text:p>131072</text:p>
          </table:table-cell>
          <table:table-cell office:value-type="float" office:value="47826" calcext:value-type="float">
            <text:p>47826</text:p>
          </table:table-cell>
          <table:table-cell/>
          <table:table-cell office:value-type="float" office:value="715404" calcext:value-type="float">
            <text:p>715404</text:p>
          </table:table-cell>
          <table:table-cell office:value-type="float" office:value="674409" calcext:value-type="float">
            <text:p>674409</text:p>
          </table:table-cell>
          <table:table-cell office:value-type="float" office:value="40995" calcext:value-type="float">
            <text:p>40995</text:p>
          </table:table-cell>
          <table:table-cell/>
          <table:table-cell table:formula="of:=[.M28]/([.E28]+[.I28]+[.M28])" office:value-type="percentage" office:value="0.262997510841951" calcext:value-type="percentage">
            <text:p>26.30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347134" calcext:value-type="float">
            <text:p>347134</text:p>
          </table:table-cell>
          <table:table-cell office:value-type="float" office:value="243476" calcext:value-type="float">
            <text:p>243476</text:p>
          </table:table-cell>
          <table:table-cell office:value-type="float" office:value="103658" calcext:value-type="float">
            <text:p>103658</text:p>
          </table:table-cell>
          <table:table-cell/>
          <table:table-cell office:value-type="float" office:value="254272" calcext:value-type="float">
            <text:p>254272</text:p>
          </table:table-cell>
          <table:table-cell office:value-type="float" office:value="192831" calcext:value-type="float">
            <text:p>192831</text:p>
          </table:table-cell>
          <table:table-cell office:value-type="float" office:value="61441" calcext:value-type="float">
            <text:p>61441</text:p>
          </table:table-cell>
          <table:table-cell/>
          <table:table-cell office:value-type="float" office:value="678228" calcext:value-type="float">
            <text:p>678228</text:p>
          </table:table-cell>
          <table:table-cell office:value-type="float" office:value="644085" calcext:value-type="float">
            <text:p>644085</text:p>
          </table:table-cell>
          <table:table-cell office:value-type="float" office:value="34143" calcext:value-type="float">
            <text:p>34143</text:p>
          </table:table-cell>
          <table:table-cell/>
          <table:table-cell table:formula="of:=[.M29]/([.E29]+[.I29]+[.M29])" office:value-type="percentage" office:value="0.171364471346403" calcext:value-type="percentage">
            <text:p>17.14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297674" calcext:value-type="float">
            <text:p>297674</text:p>
          </table:table-cell>
          <table:table-cell office:value-type="float" office:value="225024" calcext:value-type="float">
            <text:p>225024</text:p>
          </table:table-cell>
          <table:table-cell office:value-type="float" office:value="72650" calcext:value-type="float">
            <text:p>72650</text:p>
          </table:table-cell>
          <table:table-cell/>
          <table:table-cell office:value-type="float" office:value="257857" calcext:value-type="float">
            <text:p>257857</text:p>
          </table:table-cell>
          <table:table-cell office:value-type="float" office:value="193685" calcext:value-type="float">
            <text:p>193685</text:p>
          </table:table-cell>
          <table:table-cell office:value-type="float" office:value="64172" calcext:value-type="float">
            <text:p>64172</text:p>
          </table:table-cell>
          <table:table-cell/>
          <table:table-cell office:value-type="float" office:value="682848" calcext:value-type="float">
            <text:p>682848</text:p>
          </table:table-cell>
          <table:table-cell office:value-type="float" office:value="645824" calcext:value-type="float">
            <text:p>645824</text:p>
          </table:table-cell>
          <table:table-cell office:value-type="float" office:value="37024" calcext:value-type="float">
            <text:p>37024</text:p>
          </table:table-cell>
          <table:table-cell/>
          <table:table-cell table:formula="of:=[.M30]/([.E30]+[.I30]+[.M30])" office:value-type="percentage" office:value="0.21297009997354" calcext:value-type="percentage">
            <text:p>21.30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342820" calcext:value-type="float">
            <text:p>342820</text:p>
          </table:table-cell>
          <table:table-cell office:value-type="float" office:value="250215" calcext:value-type="float">
            <text:p>250215</text:p>
          </table:table-cell>
          <table:table-cell office:value-type="float" office:value="92605" calcext:value-type="float">
            <text:p>92605</text:p>
          </table:table-cell>
          <table:table-cell/>
          <table:table-cell office:value-type="float" office:value="234358" calcext:value-type="float">
            <text:p>234358</text:p>
          </table:table-cell>
          <table:table-cell office:value-type="float" office:value="182198" calcext:value-type="float">
            <text:p>182198</text:p>
          </table:table-cell>
          <table:table-cell office:value-type="float" office:value="52160" calcext:value-type="float">
            <text:p>52160</text:p>
          </table:table-cell>
          <table:table-cell/>
          <table:table-cell office:value-type="float" office:value="667432" calcext:value-type="float">
            <text:p>667432</text:p>
          </table:table-cell>
          <table:table-cell office:value-type="float" office:value="634609" calcext:value-type="float">
            <text:p>634609</text:p>
          </table:table-cell>
          <table:table-cell office:value-type="float" office:value="32823" calcext:value-type="float">
            <text:p>32823</text:p>
          </table:table-cell>
          <table:table-cell/>
          <table:table-cell table:formula="of:=[.M31]/([.E31]+[.I31]+[.M31])" office:value-type="percentage" office:value="0.184826677478208" calcext:value-type="percentage">
            <text:p>18.48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365867" calcext:value-type="float">
            <text:p>365867</text:p>
          </table:table-cell>
          <table:table-cell office:value-type="float" office:value="271356" calcext:value-type="float">
            <text:p>271356</text:p>
          </table:table-cell>
          <table:table-cell office:value-type="float" office:value="94511" calcext:value-type="float">
            <text:p>94511</text:p>
          </table:table-cell>
          <table:table-cell/>
          <table:table-cell office:value-type="float" office:value="211167" calcext:value-type="float">
            <text:p>211167</text:p>
          </table:table-cell>
          <table:table-cell office:value-type="float" office:value="162955" calcext:value-type="float">
            <text:p>162955</text:p>
          </table:table-cell>
          <table:table-cell office:value-type="float" office:value="48212" calcext:value-type="float">
            <text:p>48212</text:p>
          </table:table-cell>
          <table:table-cell/>
          <table:table-cell office:value-type="float" office:value="670642" calcext:value-type="float">
            <text:p>670642</text:p>
          </table:table-cell>
          <table:table-cell office:value-type="float" office:value="637036" calcext:value-type="float">
            <text:p>637036</text:p>
          </table:table-cell>
          <table:table-cell office:value-type="float" office:value="33606" calcext:value-type="float">
            <text:p>33606</text:p>
          </table:table-cell>
          <table:table-cell/>
          <table:table-cell table:formula="of:=[.M32]/([.E32]+[.I32]+[.M32])" office:value-type="percentage" office:value="0.190586914234187" calcext:value-type="percentage">
            <text:p>19.06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271296" calcext:value-type="float">
            <text:p>271296</text:p>
          </table:table-cell>
          <table:table-cell office:value-type="float" office:value="216999" calcext:value-type="float">
            <text:p>216999</text:p>
          </table:table-cell>
          <table:table-cell office:value-type="float" office:value="54297" calcext:value-type="float">
            <text:p>54297</text:p>
          </table:table-cell>
          <table:table-cell/>
          <table:table-cell office:value-type="float" office:value="237177" calcext:value-type="float">
            <text:p>237177</text:p>
          </table:table-cell>
          <table:table-cell office:value-type="float" office:value="187058" calcext:value-type="float">
            <text:p>187058</text:p>
          </table:table-cell>
          <table:table-cell office:value-type="float" office:value="50119" calcext:value-type="float">
            <text:p>50119</text:p>
          </table:table-cell>
          <table:table-cell/>
          <table:table-cell office:value-type="float" office:value="687359" calcext:value-type="float">
            <text:p>687359</text:p>
          </table:table-cell>
          <table:table-cell office:value-type="float" office:value="647648" calcext:value-type="float">
            <text:p>647648</text:p>
          </table:table-cell>
          <table:table-cell office:value-type="float" office:value="39711" calcext:value-type="float">
            <text:p>39711</text:p>
          </table:table-cell>
          <table:table-cell/>
          <table:table-cell table:formula="of:=[.M33]/([.E33]+[.I33]+[.M33])" office:value-type="percentage" office:value="0.275527833091648" calcext:value-type="percentage">
            <text:p>27.55%</text:p>
          </table:table-cell>
        </table:table-row>
        <table:table-row table:style-name="ro1" table:number-rows-repeated="3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211983776769509" calcext:value-type="percentage">
            <text:p>21.2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2T10:02:05.081575894</dc:date>
    <meta:editing-duration>PT43M21S</meta:editing-duration>
    <meta:editing-cycles>1</meta:editing-cycles>
    <meta:document-statistic meta:table-count="1" meta:cell-count="396" meta:object-count="0"/>
    <meta:generator>LibreOffice/5.1.6.2$Linux_X86_64 LibreOffice_project/10m0$Build-2</meta:generator>
  </office:meta>
</office:document-meta>
</file>